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SRR-1430">
            <text:p>SRR-1430</text:p>
          </table:table-cell>
          <table:table-cell office:value-type="float" office:value="56.03">
            <text:p>56.03</text:p>
          </table:table-cell>
          <table:table-cell office:value-type="float" office:value="-2.62">
            <text:p>-2.62</text:p>
          </table:table-cell>
          <table:table-cell office:value-type="float" office:value="7450.0">
            <text:p>745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82,ShennanEtal2018">
            <text:p>Robinson1982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5A">
            <text:p>IGS-5A</text:p>
          </table:table-cell>
          <table:table-cell office:value-type="float" office:value="56.01">
            <text:p>56.01</text:p>
          </table:table-cell>
          <table:table-cell office:value-type="float" office:value="-2.85">
            <text:p>-2.85</text:p>
          </table:table-cell>
          <table:table-cell office:value-type="float" office:value="5535.0">
            <text:p>5535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44">
            <text:p>1.44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WelinEtal1971,ShennanEtal2018">
            <text:p>WelinEtal1971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SRR-1431">
            <text:p>SRR-1431</text:p>
          </table:table-cell>
          <table:table-cell office:value-type="float" office:value="56.03">
            <text:p>56.03</text:p>
          </table:table-cell>
          <table:table-cell office:value-type="float" office:value="-2.62">
            <text:p>-2.62</text:p>
          </table:table-cell>
          <table:table-cell office:value-type="float" office:value="7490.0">
            <text:p>74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1">
            <text:p>-0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82,ShennanEtal2018">
            <text:p>Robinson1982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6">
            <text:p>IGS-6</text:p>
          </table:table-cell>
          <table:table-cell office:value-type="float" office:value="56.02">
            <text:p>56.02</text:p>
          </table:table-cell>
          <table:table-cell office:value-type="float" office:value="-2.85">
            <text:p>-2.85</text:p>
          </table:table-cell>
          <table:table-cell office:value-type="float" office:value="2505.0">
            <text:p>25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elinEtal1971,ShennanEtal2018">
            <text:p>WelinEtal1971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5B">
            <text:p>IGS-5B</text:p>
          </table:table-cell>
          <table:table-cell office:value-type="float" office:value="56.01">
            <text:p>56.01</text:p>
          </table:table-cell>
          <table:table-cell office:value-type="float" office:value="-2.85">
            <text:p>-2.85</text:p>
          </table:table-cell>
          <table:table-cell office:value-type="float" office:value="5070.0">
            <text:p>507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44">
            <text:p>1.44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WelinEtal1971,ShennanEtal2018">
            <text:p>WelinEtal197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